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Calibri" svg:font-family="Calibri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251cm"/>
          <style:tab-stop style:position="1.501cm"/>
          <style:tab-stop style:position="9.252cm"/>
        </style:tab-stops>
      </style:paragraph-properties>
      <style:text-properties officeooo:paragraph-rsid="000e75e7"/>
    </style:style>
    <style:style style:name="P2" style:family="paragraph" style:parent-style-name="Standard">
      <style:paragraph-properties fo:text-align="justify" style:justify-single-word="false"/>
      <style:text-properties officeooo:paragraph-rsid="000e75e7"/>
    </style:style>
    <style:style style:name="P3" style:family="paragraph" style:parent-style-name="Standard">
      <style:paragraph-properties>
        <style:tab-stops>
          <style:tab-stop style:position="1.251cm"/>
          <style:tab-stop style:position="1.501cm"/>
          <style:tab-stop style:position="9.252cm"/>
        </style:tab-stops>
      </style:paragraph-properties>
      <style:text-properties officeooo:paragraph-rsid="000e75e7"/>
    </style:style>
    <style:style style:name="P4" style:family="paragraph" style:parent-style-name="Standard">
      <style:paragraph-properties fo:text-align="justify" style:justify-single-word="false"/>
      <style:text-properties style:font-name="Arial" officeooo:paragraph-rsid="000e75e7" style:font-name-complex="Arial"/>
    </style:style>
    <style:style style:name="P5" style:family="paragraph" style:parent-style-name="Standard">
      <style:paragraph-properties fo:text-align="justify" style:justify-single-word="false"/>
      <style:text-properties style:font-name="Arial" officeooo:paragraph-rsid="000e75e7" style:font-name-asian="Wingdings" style:font-name-complex="Arial"/>
    </style:style>
    <style:style style:name="P6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8.752cm"/>
        </style:tab-stops>
      </style:paragraph-properties>
      <style:text-properties style:font-name="Arial" officeooo:paragraph-rsid="000e75e7" style:font-name-asian="Wingdings" style:font-name-complex="Arial"/>
    </style:style>
    <style:style style:name="P7" style:family="paragraph" style:parent-style-name="Standard">
      <style:paragraph-properties fo:margin-left="1.27cm" fo:margin-right="0cm" fo:margin-top="0cm" fo:margin-bottom="0cm" loext:contextual-spacing="false" fo:text-align="justify" style:justify-single-word="false" fo:text-indent="0cm" style:auto-text-indent="false">
        <style:tab-stops>
          <style:tab-stop style:position="8.752cm"/>
        </style:tab-stops>
      </style:paragraph-properties>
      <style:text-properties style:font-name="Arial" officeooo:paragraph-rsid="000e75e7" style:font-name-asian="Wingdings" style:font-name-complex="Arial"/>
    </style:style>
    <style:style style:name="P8" style:family="paragraph" style:parent-style-name="Standard">
      <style:paragraph-properties fo:margin-left="1.27cm" fo:margin-right="0cm" fo:margin-top="0cm" fo:margin-bottom="0cm" loext:contextual-spacing="false" fo:text-align="justify" style:justify-single-word="false" fo:text-indent="0cm" style:auto-text-indent="false"/>
      <style:text-properties style:font-name="Arial" officeooo:paragraph-rsid="000e75e7" style:font-name-asian="Wingdings" style:font-name-complex="Arial"/>
    </style:style>
    <style:style style:name="P9" style:family="paragraph" style:parent-style-name="Standard">
      <style:paragraph-properties fo:margin-top="0cm" fo:margin-bottom="0.106cm" loext:contextual-spacing="false" fo:text-align="end" style:justify-single-word="false">
        <style:tab-stops>
          <style:tab-stop style:position="9.252cm"/>
        </style:tab-stops>
      </style:paragraph-properties>
      <style:text-properties officeooo:paragraph-rsid="000e75e7"/>
    </style:style>
    <style:style style:name="P10" style:family="paragraph" style:parent-style-name="Standard">
      <style:paragraph-properties fo:margin-top="0cm" fo:margin-bottom="0.106cm" loext:contextual-spacing="false" fo:text-align="end" style:justify-single-word="false">
        <style:tab-stops>
          <style:tab-stop style:position="9.252cm"/>
        </style:tab-stops>
      </style:paragraph-properties>
      <style:text-properties officeooo:rsid="000e75e7" officeooo:paragraph-rsid="000e75e7"/>
    </style:style>
    <style:style style:name="P1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weight="bold" officeooo:paragraph-rsid="000e75e7" style:font-weight-asian="bold" style:font-name-complex="Arial"/>
    </style:style>
    <style:style style:name="P12" style:family="paragraph" style:parent-style-name="Standard">
      <style:paragraph-properties fo:margin-top="0cm" fo:margin-bottom="0cm" loext:contextual-spacing="false">
        <style:tab-stops>
          <style:tab-stop style:position="1.251cm"/>
          <style:tab-stop style:position="1.501cm"/>
          <style:tab-stop style:position="8.001cm"/>
        </style:tab-stops>
      </style:paragraph-properties>
      <style:text-properties style:font-name="Arial" fo:font-weight="bold" officeooo:paragraph-rsid="000e75e7" style:font-weight-asian="bold" style:font-name-complex="Arial"/>
    </style:style>
    <style:style style:name="P13" style:family="paragraph" style:parent-style-name="Standard" style:list-style-name="WW8Num5">
      <style:paragraph-properties fo:margin-top="0cm" fo:margin-bottom="0cm" loext:contextual-spacing="false" fo:line-height="100%" fo:text-align="justify" style:justify-single-word="false"/>
      <style:text-properties style:font-name="Arial" officeooo:paragraph-rsid="000e75e7" style:font-name-asian="Wingdings" style:font-name-complex="Arial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officeooo:paragraph-rsid="000e75e7" style:font-name-asian="Wingdings" style:font-name-complex="Arial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style:text-underline-style="solid" style:text-underline-width="auto" style:text-underline-color="font-color" officeooo:paragraph-rsid="000e75e7" style:font-name-asian="Wingdings" style:font-name-complex="Arial"/>
    </style:style>
    <style:style style:name="P16" style:family="paragraph" style:parent-style-name="Standard" style:list-style-name="WW8Num5">
      <style:paragraph-properties fo:margin-top="0cm" fo:margin-bottom="0cm" loext:contextual-spacing="false" fo:line-height="100%" fo:text-align="justify" style:justify-single-word="false"/>
      <style:text-properties officeooo:paragraph-rsid="000e75e7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0e75e7"/>
    </style:style>
    <style:style style:name="P18" style:family="paragraph" style:parent-style-name="Standard">
      <style:paragraph-properties fo:margin-top="0cm" fo:margin-bottom="0cm" loext:contextual-spacing="false" fo:text-align="end" style:justify-single-word="false">
        <style:tab-stops>
          <style:tab-stop style:position="9.252cm"/>
        </style:tab-stops>
      </style:paragraph-properties>
      <style:text-properties officeooo:paragraph-rsid="000e75e7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9.252cm"/>
        </style:tab-stops>
      </style:paragraph-properties>
      <style:text-properties officeooo:paragraph-rsid="000e75e7"/>
    </style:style>
    <style:style style:name="P20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officeooo:paragraph-rsid="000e75e7" style:font-name-asian="Wingdings" style:font-name-complex="Arial"/>
    </style:style>
    <style:style style:name="P21" style:family="paragraph" style:parent-style-name="Header">
      <style:paragraph-properties fo:margin-top="0cm" fo:margin-bottom="0cm" loext:contextual-spacing="false" fo:text-align="center" style:justify-single-word="false"/>
      <style:text-properties style:font-name="Arial" fo:font-size="12pt" fo:font-weight="bold" officeooo:paragraph-rsid="000e75e7" style:font-name-asian="Calibri" style:font-size-asian="12pt" style:language-asian="en" style:country-asian="US" style:font-weight-asian="bold" style:font-name-complex="Arial" style:font-size-complex="12pt"/>
    </style:style>
    <style:style style:name="P22" style:family="paragraph" style:parent-style-name="Header">
      <style:paragraph-properties fo:margin-top="0cm" fo:margin-bottom="0cm" loext:contextual-spacing="false" fo:text-align="start" style:justify-single-word="false"/>
      <style:text-properties style:font-name="Arial" fo:font-size="12pt" fo:font-weight="bold" officeooo:rsid="000e75e7" officeooo:paragraph-rsid="000e75e7" style:font-name-asian="Calibri" style:font-size-asian="12pt" style:language-asian="en" style:country-asian="US" style:font-weight-asian="bold" style:font-name-complex="Arial" style:font-size-complex="12pt"/>
    </style:style>
    <style:style style:name="T1" style:family="text">
      <style:text-properties style:font-name="Arial" fo:font-weight="bold" style:font-weight-asian="bold" style:font-name-complex="Arial"/>
    </style:style>
    <style:style style:name="T2" style:family="text">
      <style:text-properties style:font-name="Arial" fo:font-weight="bold" officeooo:rsid="000e75e7" style:font-weight-asian="bold" style:font-name-complex="Arial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officeooo:rsid="000e75e7" style:font-name-complex="Arial"/>
    </style:style>
    <style:style style:name="T5" style:family="text">
      <style:text-properties style:font-name="Arial" fo:font-style="italic" style:font-style-asian="italic" style:font-name-complex="Arial"/>
    </style:style>
    <style:style style:name="T6" style:family="text">
      <style:text-properties style:font-name="Arial" style:font-name-asian="Wingdings" style:font-name-complex="Arial"/>
    </style:style>
    <style:style style:name="T7" style:family="text">
      <style:text-properties style:font-name="Arial" officeooo:rsid="000e75e7" style:font-name-asian="Wingdings" style:font-name-complex="Arial"/>
    </style:style>
    <style:style style:name="T8" style:family="text">
      <style:text-properties style:font-name="Arial" style:text-underline-style="solid" style:text-underline-width="auto" style:text-underline-color="font-color" style:font-name-asian="Wingdings" style:font-name-complex="Arial"/>
    </style:style>
    <style:style style:name="T9" style:family="text">
      <style:text-properties fo:color="#222222" style:font-name="Arial" fo:background-color="#fafafa" loext:char-shading-value="0" style:font-name-complex="Arial"/>
    </style:style>
    <style:style style:name="T10" style:family="text">
      <style:text-properties fo:font-weight="bold" style:font-weight-asian="bold"/>
    </style:style>
    <style:style style:name="T11" style:family="text">
      <style:text-properties style:text-position="0% 100%" style:font-name="Arial" fo:font-size="14pt" style:font-name-asian="Arial" style:font-size-asian="14pt" style:font-name-complex="Arial" style:font-size-complex="14pt"/>
    </style:style>
    <style:style style:name="T12" style:family="text">
      <style:text-properties style:text-position="0% 100%" style:font-name="Wingdings" fo:font-size="14pt" style:font-name-asian="Wingdings" style:font-size-asian="14pt" style:font-name-complex="Wingdings" style:font-size-complex="14pt"/>
    </style:style>
    <style:style style:name="T13" style:family="text">
      <style:text-properties officeooo:rsid="000e75e7"/>
    </style:style>
    <style:style style:name="T14" style:family="text">
      <style:text-properties officeooo:rsid="000f52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2">Bernard Martin</text:p>
      <text:p text:style-name="P22">ASC Fours</text:p>
      <text:p text:style-name="P22">Le Bourg</text:p>
      <text:p text:style-name="P22">58170 Savigny Poil Fol</text:p>
      <text:p text:style-name="P9"><text:span text:style-name="T1"><text:tab/>Mairie de </text:span><text:span text:style-name="T2">XXXXX</text:span></text:p>
      <text:p text:style-name="P10"><text:span text:style-name="T9">Adresse XXXXXXX</text:span></text:p>
      <text:p text:style-name="P18"><text:span text:style-name="T1">DATE : </text:span><text:span text:style-name="T2">1</text:span><text:span text:style-name="T1">6/0</text:span><text:span text:style-name="T2">6</text:span><text:span text:style-name="T1">/2016</text:span></text:p>
      <text:p text:style-name="P19"><text:span text:style-name="T4"/></text:p>
      <text:p text:style-name="P1"><text:span text:style-name="T3"><text:tab/> <text:s text:c="2"/></text:span></text:p>
      <text:p text:style-name="P1"><text:span text:style-name="T3"/></text:p>
      <text:p text:style-name="P11">Objet<text:tab/>: Demande d’autorisation / priorité de passage d’une épreuve cycliste sur la voie publique ou ouverte à la circulation publique.</text:p>
      <text:p text:style-name="P12"/>
      <text:p text:style-name="P4">Madame, Monsieur le Maire,</text:p>
      <text:p text:style-name="P2"><text:span text:style-name="T3">J’ai l’honneur de solliciter en ma qualité de Président de</text:span><text:span text:style-name="T5"> l’ASC Fours</text:span><text:span text:style-name="T3"> dont le siège est à Le </text:span><text:span text:style-name="T5">Bourg 58170 Savigny Poil le Fol,</text:span><text:span text:style-name="T3"> l’autorisation, dans votre commune, </text:span><text:span text:style-name="T6">de faire passer un </text:span><text:span text:style-name="T7">circuit pédestre et ou cycliste</text:span><text:span text:style-name="T6">.</text:span></text:p>
      <text:p text:style-name="P8"/>
      <text:p text:style-name="P5">Cette manifestation sera sous l’égide de l’UFOLEP (Union Française des Œuvres Laïques d’Education Physique) et respectera les règles techniques et de sécurité<text:span text:style-name="T13">s</text:span> édictées par la fédération délégataire.</text:p>
      <text:p text:style-name="P5"/>
      <text:list xml:id="list2789312779587802316" text:style-name="WW8Num5">
        <text:list-item>
          <text:p text:style-name="P13">Nom de l’épreuve : <text:span text:style-name="T13">La Sud-Morvandelle</text:span></text:p>
        </text:list-item>
        <text:list-item>
          <text:p text:style-name="P16"><text:span text:style-name="T6">Date de l’épreuve : </text:span><text:span text:style-name="T7">16/07/20</text:span></text:p>
        </text:list-item>
        <text:list-item>
          <text:p text:style-name="P13">Nombre de concurrents attendus : <text:s/><text:span text:style-name="T13">180</text:span></text:p>
        </text:list-item>
        <text:list-item>
          <text:p text:style-name="P13">Heure de départ / Heure d’arrivée : <text:s/>Début <text:span text:style-name="T13">8</text:span>h30 / fin <text:span text:style-name="T13">21</text:span>h</text:p>
        </text:list-item>
        <text:list-item>
          <text:p text:style-name="P13">Les voies empruntées dans la commune : <text:span text:style-name="T13">(voir annexe)</text:span></text:p>
        </text:list-item>
      </text:list>
      <text:p text:style-name="P15"/>
      <text:p text:style-name="P17"><text:span text:style-name="T8">Coordonnées du responsable de l’organisation</text:span><text:span text:style-name="T6"> :</text:span></text:p>
      <text:p text:style-name="P14">Nom /prénom : Martin Bernard</text:p>
      <text:p text:style-name="P14">Adresse : Le Bourg 58170 Savigny Poil Fol</text:p>
      <text:p text:style-name="P14">Téléphone : 03 86 30 21 09</text:p>
      <text:p text:style-name="P14">Adresse mail : c.lemaitre58@gmail.com</text:p>
      <text:p text:style-name="P14"/>
      <text:p text:style-name="P5"><text:span text:style-name="T14">Une déclaration</text:span> pour l’organisation de cette épreuve a été déposée en Préfecture et nous ne manquerons pas de vous communiquer toute information utile au bon déroulement de l’épreuve.</text:p>
      <text:p text:style-name="P5">Je déclare avoir souscrit auprès d’une compagnie d’assurance, les garanties d’assurance couvrant ma responsabilité civile en tant qu’organisateur, celle des participants (licenciés UFOLEP ou non) et des bénévoles.</text:p>
      <text:p text:style-name="P20">Je m’engage à :</text:p>
      <text:list xml:id="list151748847758842" text:continue-numbering="true" text:style-name="WW8Num5">
        <text:list-item>
          <text:p text:style-name="P13">faire respecter le Code de la Route et les arrêtés réglementant la circulation par les concurrents et les conducteurs de véhicules d’escortes.</text:p>
        </text:list-item>
        <text:list-item>
          <text:p text:style-name="P13">assurer et prendre en charge le service d’ordre mis en place à l’occasion de l’épreuve.</text:p>
        </text:list-item>
      </text:list>
      <text:p text:style-name="P8"/>
      <text:p text:style-name="P7"><text:tab/>Le Président, </text:p>
      <text:p text:style-name="P6"><text:tab/>Bernard Mart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Calibri" svg:font-family="Calibri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language="none" fo:country="none"/>
    </style:style>
    <style:style style:name="WW8Num4z0" style:family="text">
      <style:text-properties style:font-name="Wingdings" fo:font-family="Wingdings" style:font-pitch="variable" style:font-charset="x-symbol" fo:font-size="14pt" style:font-size-asian="14pt" style:font-name-complex="Wingdings" style:font-family-complex="Wingdings" style:font-pitch-complex="variable" style:font-charset-complex="x-symbol" style:font-size-complex="14pt"/>
    </style:style>
    <style:style style:name="WW8Num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4" text:consecutive-numbering="true">
      <text:list-level-style-bullet text:level="1" text:style-name="WW8Num4z0" style:num-suffix="." text:bullet-char="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7T15:01:28.879166258</meta:creation-date>
    <dc:date>2016-06-17T15:17:47.446328145</dc:date>
    <meta:editing-duration>PT1M7S</meta:editing-duration>
    <meta:editing-cycles>2</meta:editing-cycles>
    <meta:generator>LibreOffice/5.0.5.2$Linux_X86_64 LibreOffice_project/00m0$Build-2</meta:generator>
    <meta:document-statistic meta:table-count="0" meta:image-count="0" meta:object-count="0" meta:page-count="1" meta:paragraph-count="29" meta:word-count="283" meta:character-count="1744" meta:non-whitespace-character-count="1486"/>
  </office:meta>
</office:document-meta>
</file>